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a82" officeooo:paragraph-rsid="001eea82"/>
    </style:style>
    <style:style style:name="P2" style:family="paragraph" style:parent-style-name="Standard">
      <style:text-properties officeooo:rsid="001eea82" officeooo:paragraph-rsid="001f9203"/>
    </style:style>
    <style:style style:name="P3" style:family="paragraph" style:parent-style-name="Standard">
      <style:text-properties officeooo:rsid="001eea82" officeooo:paragraph-rsid="0020014f"/>
    </style:style>
    <style:style style:name="P4" style:family="paragraph" style:parent-style-name="Standard">
      <style:text-properties officeooo:rsid="001eea82" officeooo:paragraph-rsid="002301d4"/>
    </style:style>
    <style:style style:name="P5" style:family="paragraph" style:parent-style-name="Standard">
      <style:text-properties officeooo:paragraph-rsid="0020014f"/>
    </style:style>
    <style:style style:name="P6" style:family="paragraph" style:parent-style-name="Standard">
      <style:text-properties officeooo:rsid="0023a1dd" officeooo:paragraph-rsid="0023a1dd"/>
    </style:style>
    <style:style style:name="T1" style:family="text">
      <style:text-properties officeooo:rsid="001f9203"/>
    </style:style>
    <style:style style:name="T2" style:family="text">
      <style:text-properties officeooo:rsid="0020014f"/>
    </style:style>
    <style:style style:name="T3" style:family="text">
      <style:text-properties officeooo:rsid="00212c29"/>
    </style:style>
    <style:style style:name="T4" style:family="text">
      <style:text-properties officeooo:rsid="0021493d"/>
    </style:style>
    <style:style style:name="T5" style:family="text">
      <style:text-properties officeooo:rsid="002301d4"/>
    </style:style>
    <style:style style:name="T6" style:family="text">
      <style:text-properties officeooo:rsid="0023a1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Noosh team,</text:p>
      <text:p text:style-name="P1"/>
      <text:p text:style-name="P1"><text:tab/>My name is Jo<text:span text:style-name="T6">s</text:span>e<text:span text:style-name="T6">ph,</text:span> and after 2 years of working as an IT Support Technician, I am ready to take my career to the next level as a System Administrator on your team. The role has tons of crossover with my past experience which includes Linux server administration, network management, VM deployment/maintenance, and DevOps automation work. <text:span text:style-name="T5">I</text:span><text:span text:style-name="T2"> am keen to succeed in this role and contribute to the team’s ability to efficiently write and deliver </text:span><text:span text:style-name="T5">robust and powerful </text:span><text:span text:style-name="T2">SAAS products. </text:span></text:p>
      <text:p text:style-name="P1"/>
      <text:p text:style-name="P3"><text:tab/> In my previous role at Blu Wireless, a UK networking company, I was lucky enough to have been <text:span text:style-name="T2">given responsibility over monitoring and troubleshooting</text:span> <text:span text:style-name="T1">all layers of our IT systems. </text:span><text:span text:style-name="T3">I diagnosed and resolved </text:span><text:span text:style-name="T1">network issues, </text:span><text:span text:style-name="T3">configured</text:span><text:span text:style-name="T1"> and </text:span><text:span text:style-name="T3">managed</text:span><text:span text:style-name="T1"> our physical server stack, back</text:span><text:span text:style-name="T3">ed</text:span><text:span text:style-name="T1"> up data, </text:span><text:span text:style-name="T3">administered VMs (KVM, libvirt) and containerized applications (</text:span><text:span text:style-name="T6">D</text:span><text:span text:style-name="T3">ocker) </text:span><text:span text:style-name="T5">that were often web based and deployed using Apache</text:span><text:span text:style-name="T3">,</text:span><text:span text:style-name="T1"> administe</text:span><text:span text:style-name="T3">red</text:span><text:span text:style-name="T1"> users on both Linux and Office 365, </text:span><text:span text:style-name="T3">and provided</text:span><text:span text:style-name="T1"> first </text:span><text:span text:style-name="T3">support</text:span><text:span text:style-name="T1"> to users of all levels and b</text:span><text:span text:style-name="T3">uilt lasting</text:span><text:span text:style-name="T1"> relationships with suppliers. </text:span></text:p>
      <text:p text:style-name="P3"><text:tab/></text:p>
      <text:p text:style-name="P3"><text:tab/><text:span text:style-name="T3">In order to improve and develop the infrastructure and security at the company I spearheaded a project to migrate the server system from CentOS 7 to Rocky Linux 9 as the former was going out of support. I also implemented automatic software updates to ensure security patches were applied upon release and maintained and developed VLANs and administered the Firewall and VPN. A further innovation that I introduced was the Ansible configuration management system which drastically improved server configuration and maintenance times.</text:span></text:p>
      <text:p text:style-name="P3"><text:tab/></text:p>
      <text:p text:style-name="P4"><text:tab/><text:span text:style-name="T4">Alongside my role in the IT department I also worked on several projects </text:span><text:span text:style-name="T5">a</text:span><text:span text:style-name="T4"> DevOps capacity with the </text:span><text:span text:style-name="T5">software</text:span><text:span text:style-name="T4"> engineering team. I </text:span><text:span text:style-name="T5">built</text:span><text:span text:style-name="T4"> a release note generation tool that connected git commits with Jira tickets and used the information to scrape the notes and build a PDF documenting the changes in a given software release. I also </text:span><text:span text:style-name="T5">further</text:span><text:span text:style-name="T4"> develop</text:span><text:span text:style-name="T5">ed</text:span><text:span text:style-name="T4"> the continuous integration pipeline (using Zuul) to ensure code tests and commit message checks were </text:span><text:span text:style-name="T5">applied before reaching code review. In this process I was exposed to Agile working practices with Jira sprints and technical documentation on Confluence.</text:span></text:p>
      <text:p text:style-name="P5"><text:tab/></text:p>
      <text:p text:style-name="P5"><text:tab/><text:span text:style-name="T5">In my spare time I like to build web based applications using Python, Flask, Nginx and docker and hosted inside a lightsail container on AWS. I have not had the scalability need for Kubernetes or EC2s yet because I am not dealing with enough traffic but I am familiar with the technology and very keen to have the excuse to implement them in the workplace. </text:span></text:p>
      <text:p text:style-name="P5"/>
      <text:p text:style-name="P5"><text:tab/><text:span text:style-name="T6">Thank you for taking the time to condifer my application, I look forward to hearing from you if my skills and experience are a match.</text:span></text:p>
      <text:p text:style-name="P5"/>
      <text:p text:style-name="P6">All the best,</text:p>
      <text:p text:style-name="P6"/>
      <text:p text:style-name="P6">Joseph R Foster</text:p>
      <text:p text:style-name="P2"/>
      <text:p text:style-name="P2"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5T17:00:03.229285795</meta:creation-date>
    <dc:date>2025-02-25T18:44:20.079723012</dc:date>
    <meta:editing-duration>PT3M5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13" meta:word-count="444" meta:character-count="2718" meta:non-whitespace-character-count="2269"/>
  </office:meta>
</office:document-meta>
</file>